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fo:font-size="14pt" fo:font-weight="bold" officeooo:rsid="000ff5c4" officeooo:paragraph-rsid="000ff5c4" style:font-size-asian="12.25pt" style:font-weight-asian="bold" style:font-size-complex="14pt" style:font-weight-complex="bold"/>
    </style:style>
    <style:style style:name="P2" style:family="paragraph" style:parent-style-name="Standard">
      <style:text-properties fo:font-size="14pt" fo:font-weight="normal" officeooo:rsid="000ff5c4" officeooo:paragraph-rsid="000ff5c4" style:font-size-asian="12.25pt" style:font-weight-asian="normal" style:font-size-complex="14pt" style:font-weight-complex="normal"/>
    </style:style>
    <style:style style:name="P3" style:family="paragraph" style:parent-style-name="Standard">
      <style:text-properties fo:font-size="14pt" fo:font-weight="normal" officeooo:rsid="000ff5c4" officeooo:paragraph-rsid="000ff5c4" style:font-size-asian="12.25pt" style:font-weight-asian="normal" style:font-size-complex="14pt" style:font-weight-complex="normal"/>
    </style:style>
    <style:style style:name="P4" style:family="paragraph" style:parent-style-name="Standard">
      <style:text-properties fo:font-size="14pt" fo:font-weight="normal" officeooo:rsid="0011f9d9" officeooo:paragraph-rsid="0011f9d9" style:font-size-asian="12.25pt" style:font-weight-asian="normal" style:font-size-complex="14pt" style:font-weight-complex="normal"/>
    </style:style>
    <style:style style:name="P5" style:family="paragraph" style:parent-style-name="Standard">
      <style:text-properties fo:font-size="14pt" fo:font-weight="normal" officeooo:rsid="0011f9d9" officeooo:paragraph-rsid="0013634f" style:font-size-asian="12.25pt" style:font-weight-asian="normal" style:font-size-complex="14pt" style:font-weight-complex="normal"/>
    </style:style>
    <style:style style:name="P6" style:family="paragraph" style:parent-style-name="Standard">
      <style:text-properties fo:font-size="14pt" fo:font-weight="normal" officeooo:rsid="00116317" officeooo:paragraph-rsid="00116317" style:font-size-asian="12.25pt" style:font-weight-asian="normal" style:font-size-complex="14pt" style:font-weight-complex="normal"/>
    </style:style>
    <style:style style:name="P7" style:family="paragraph" style:parent-style-name="Standard">
      <style:text-properties fo:font-size="14pt" fo:font-weight="normal" officeooo:rsid="001426b0" officeooo:paragraph-rsid="001426b0" style:font-size-asian="12.25pt" style:font-weight-asian="normal" style:font-size-complex="14pt" style:font-weight-complex="normal"/>
    </style:style>
    <style:style style:name="P8" style:family="paragraph" style:parent-style-name="Standard">
      <style:text-properties fo:font-size="14pt" fo:font-weight="normal" officeooo:rsid="00153750" officeooo:paragraph-rsid="00153750" style:font-size-asian="12.25pt" style:font-weight-asian="normal" style:font-size-complex="14pt" style:font-weight-complex="normal"/>
    </style:style>
    <style:style style:name="P9" style:family="paragraph" style:parent-style-name="Standard">
      <style:text-properties fo:font-size="14pt" fo:font-weight="bold" officeooo:rsid="000ff5c4" officeooo:paragraph-rsid="000ff5c4" style:font-size-asian="12.25pt" style:font-weight-asian="bold" style:font-size-complex="14pt" style:font-weight-complex="bold"/>
    </style:style>
    <style:style style:name="T1" style:family="text">
      <style:text-properties officeooo:rsid="0013634f"/>
    </style:style>
    <style:style style:name="T2" style:family="text">
      <style:text-properties officeooo:rsid="001426b0"/>
    </style:style>
    <style:style style:name="T3" style:family="text">
      <style:text-properties officeooo:rsid="00145fa2"/>
    </style:style>
    <style:style style:name="T4" style:family="text">
      <style:text-properties officeooo:rsid="00161b61"/>
    </style:style>
    <style:style style:name="T5" style:family="text">
      <style:text-properties officeooo:rsid="00181a85"/>
    </style:style>
    <style:style style:name="T6" style:family="text">
      <style:text-properties officeooo:rsid="0018c843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Environnement</text:p>
      <text:p text:style-name="P1"/>
      <text:p text:style-name="P1">base de donnée</text:p>
      <text:p text:style-name="P8">Les données seront fournis par le programme test au fur et à mesure de sa progression. L’écriture dans la base de donnée permettra au back-contr<text:span text:style-name="T4">ô</text:span>l<text:span text:style-name="T4">e</text:span> <text:span text:style-name="T4">de réagir.</text:span> </text:p>
      <text:p text:style-name="P1"/>
      <text:p text:style-name="P2">une requête de recherche</text:p>
      <text:p text:style-name="P4">une requête de tri de résultat</text:p>
      <text:p text:style-name="P6">une requête de recherche mal écrite</text:p>
      <text:p text:style-name="P4">une requête de tri de résultat mal écrite</text:p>
      <text:p text:style-name="P2"/>
      <text:p text:style-name="P1">Mock module</text:p>
      <text:p text:style-name="P4">recherche_controle :</text:p>
      <text:p text:style-name="P4">- un module qui retourne forcément le code 200 et écrit dans la base donnée les arguments qui lui ont été fourni. <text:span text:style-name="T5">Les variables qui recevront ces arguments auront des valeurs par défaut ce qui permettra de savoir </text:span><text:span text:style-name="T6">si </text:span><text:span text:style-name="T5">les arguments ont bien été reçu</text:span><text:span text:style-name="T6">s</text:span><text:span text:style-name="T5">.</text:span></text:p>
      <text:p text:style-name="P4"/>
      <text:p text:style-name="P5"><text:span text:style-name="T1">Tri_Résultat :</text:span></text:p>
      <text:p text:style-name="P5">- <text:span text:style-name="T2">même comportement que recherche contrôle</text:span></text:p>
      <text:p text:style-name="P5"/>
      <text:p text:style-name="P7">Constitution Fichier Final :</text:p>
      <text:p text:style-name="P7">- même comportement que recherche contrôle</text:p>
      <text:p text:style-name="P2"/>
      <text:p text:style-name="P2"/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CH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3-11T22:18:55.222140491</meta:creation-date>
    <meta:generator>LibreOffice/6.4.7.2$Linux_X86_64 LibreOffice_project/40$Build-2</meta:generator>
    <dc:date>2022-03-13T14:48:06.686522730</dc:date>
    <meta:editing-duration>PT51M4S</meta:editing-duration>
    <meta:editing-cycles>10</meta:editing-cycles>
    <meta:document-statistic meta:table-count="0" meta:image-count="0" meta:object-count="0" meta:page-count="1" meta:paragraph-count="14" meta:word-count="122" meta:character-count="722" meta:non-whitespace-character-count="613"/>
  </office:meta>
</office:document-meta>
</file>